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A900000077889498D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Arial3" svg:font-family="Arial, sans-serif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ela1" style:family="table">
      <style:table-properties style:width="16.252cm" fo:margin-left="0.25cm" fo:margin-top="0cm" fo:margin-bottom="0cm" fo:break-before="auto" fo:break-after="auto" table:align="left" style:writing-mode="page"/>
    </style:style>
    <style:style style:name="Tabela1.A" style:family="table-column">
      <style:table-column-properties style:column-width="11.774cm"/>
    </style:style>
    <style:style style:name="Tabela1.B" style:family="table-column">
      <style:table-column-properties style:column-width="4.479cm"/>
    </style:style>
    <style:style style:name="Tabela1.1" style:family="table-row">
      <style:table-row-properties style:min-row-height="0.443cm" fo:keep-together="auto"/>
    </style:style>
    <style:style style:name="Tabela1.A1" style:family="table-cell">
      <style:table-cell-properties fo:padding-left="0.191cm" fo:padding-right="0.191cm" fo:padding-top="0cm" fo:padding-bottom="0cm" fo:border="0.5pt solid #000000"/>
    </style:style>
    <style:style style:name="Tabela1.2" style:family="table-row">
      <style:table-row-properties style:min-row-height="0.915cm" fo:keep-together="auto"/>
    </style:style>
    <style:style style:name="Tabela1.3" style:family="table-row">
      <style:table-row-properties style:min-row-height="0.448cm" fo:keep-together="auto"/>
    </style:style>
    <style:style style:name="Tabela2" style:family="table">
      <style:table-properties style:width="16.252cm" fo:margin-left="0.25cm" fo:margin-top="0cm" fo:margin-bottom="0cm" fo:break-before="auto" fo:break-after="auto" table:align="left" style:writing-mode="page"/>
    </style:style>
    <style:style style:name="Tabela2.A" style:family="table-column">
      <style:table-column-properties style:column-width="16.252cm"/>
    </style:style>
    <style:style style:name="Tabela2.1" style:family="table-row">
      <style:table-row-properties style:min-row-height="0.446cm" fo:keep-together="auto"/>
    </style:style>
    <style:style style:name="Tabela2.A1" style:family="table-cell">
      <style:table-cell-properties fo:padding-left="0.191cm" fo:padding-right="0.191cm" fo:padding-top="0cm" fo:padding-bottom="0cm" fo:border="0.5pt solid #000000"/>
    </style:style>
    <style:style style:name="Tabela2.2" style:family="table-row">
      <style:table-row-properties style:min-row-height="0.448cm" fo:keep-together="auto"/>
    </style:style>
    <style:style style:name="Tabela2.3" style:family="table-row">
      <style:table-row-properties style:min-row-height="0.443cm" fo:keep-together="auto"/>
    </style:style>
    <style:style style:name="Tabela3" style:family="table">
      <style:table-properties style:width="16.252cm" fo:margin-left="0.25cm" fo:margin-top="0cm" fo:margin-bottom="0cm" fo:break-before="auto" fo:break-after="auto" table:align="left" style:writing-mode="page"/>
    </style:style>
    <style:style style:name="Tabela3.A" style:family="table-column">
      <style:table-column-properties style:column-width="8.999cm"/>
    </style:style>
    <style:style style:name="Tabela3.B" style:family="table-column">
      <style:table-column-properties style:column-width="0.25cm"/>
    </style:style>
    <style:style style:name="Tabela3.C" style:family="table-column">
      <style:table-column-properties style:column-width="5.5cm"/>
    </style:style>
    <style:style style:name="Tabela3.D" style:family="table-column">
      <style:table-column-properties style:column-width="1.503cm"/>
    </style:style>
    <style:style style:name="Tabela3.1" style:family="table-row">
      <style:table-row-properties style:min-row-height="0.446cm" fo:keep-together="auto"/>
    </style:style>
    <style:style style:name="Tabela3.A1" style:family="table-cell">
      <style:table-cell-properties fo:padding-left="0.191cm" fo:padding-right="0.191cm" fo:padding-top="0cm" fo:padding-bottom="0cm" fo:border="0.5pt solid #000000"/>
    </style:style>
    <style:style style:name="Tabela3.B1" style:family="table-cell">
      <style:table-cell-properties fo:padding-left="0.191cm" fo:padding-right="0.191cm" fo:padding-top="0cm" fo:padding-bottom="0cm" fo:border-left="0.5pt solid #000000" fo:border-right="0.5pt solid #000000" fo:border-top="none" fo:border-bottom="none"/>
    </style:style>
    <style:style style:name="Tabela3.2" style:family="table-row">
      <style:table-row-properties style:min-row-height="0.443cm" fo:keep-together="auto"/>
    </style:style>
    <style:style style:name="Tabela3.3" style:family="table-row">
      <style:table-row-properties style:min-row-height="0.448cm" fo:keep-together="auto"/>
    </style:style>
    <style:style style:name="Tabela3.C6" style:family="table-cell">
      <style:table-cell-properties fo:padding-left="0.191cm" fo:padding-right="0.191cm" fo:padding-top="0cm" fo:padding-bottom="0cm" fo:border-left="none" fo:border-right="none" fo:border-top="0.5pt solid #000000" fo:border-bottom="none"/>
    </style:style>
    <style:style style:name="Tabela3.C7" style:family="table-cell">
      <style:table-cell-properties fo:padding-left="0.191cm" fo:padding-right="0.191cm" fo:padding-top="0cm" fo:padding-bottom="0cm" fo:border="none"/>
    </style:style>
    <style:style style:name="Tabela4" style:family="table">
      <style:table-properties style:width="16.252cm" fo:margin-left="0.25cm" fo:margin-top="0cm" fo:margin-bottom="0cm" fo:break-before="auto" fo:break-after="auto" table:align="left" style:writing-mode="page"/>
    </style:style>
    <style:style style:name="Tabela4.A" style:family="table-column">
      <style:table-column-properties style:column-width="16.252cm"/>
    </style:style>
    <style:style style:name="Tabela4.1" style:family="table-row">
      <style:table-row-properties style:min-row-height="0.443cm" fo:keep-together="auto"/>
    </style:style>
    <style:style style:name="Tabela4.A1" style:family="table-cell">
      <style:table-cell-properties fo:padding-left="0.191cm" fo:padding-right="0.191cm" fo:padding-top="0cm" fo:padding-bottom="0cm" fo:border="0.5pt solid #000000"/>
    </style:style>
    <style:style style:name="Tabela4.2" style:family="table-row">
      <style:table-row-properties style:min-row-height="0.448cm" fo:keep-together="auto"/>
    </style:style>
    <style:style style:name="Tabela5" style:family="table">
      <style:table-properties style:width="16.252cm" fo:margin-left="0.25cm" fo:margin-top="0cm" fo:margin-bottom="0cm" fo:break-before="auto" fo:break-after="auto" table:align="left" style:writing-mode="page"/>
    </style:style>
    <style:style style:name="Tabela5.A" style:family="table-column">
      <style:table-column-properties style:column-width="2cm"/>
    </style:style>
    <style:style style:name="Tabela5.B" style:family="table-column">
      <style:table-column-properties style:column-width="14.252cm"/>
    </style:style>
    <style:style style:name="Tabela5.1" style:family="table-row">
      <style:table-row-properties style:min-row-height="0.443cm" fo:keep-together="auto"/>
    </style:style>
    <style:style style:name="Tabela5.A1" style:family="table-cell">
      <style:table-cell-properties fo:padding-left="0.191cm" fo:padding-right="0.191cm" fo:padding-top="0cm" fo:padding-bottom="0cm" fo:border="0.5pt solid #000000"/>
    </style:style>
    <style:style style:name="Tabela5.2" style:family="table-row">
      <style:table-row-properties style:min-row-height="0.448cm" fo:keep-together="auto"/>
    </style:style>
    <style:style style:name="Tabela5.3" style:family="table-row">
      <style:table-row-properties style:min-row-height="0.446cm" fo:keep-together="auto"/>
    </style:style>
    <style:style style:name="Tabela5.B5" style:family="table-cell">
      <style:table-cell-properties style:vertical-align="bottom" fo:padding-left="0.191cm" fo:padding-right="0.191cm" fo:padding-top="0cm" fo:padding-bottom="0cm" fo:border="0.5pt solid #000000"/>
    </style:style>
    <style:style style:name="Tabela6" style:family="table">
      <style:table-properties style:width="16.252cm" fo:margin-left="0.25cm" fo:margin-top="0cm" fo:margin-bottom="0cm" fo:break-before="auto" fo:break-after="auto" table:align="left" style:writing-mode="page"/>
    </style:style>
    <style:style style:name="Tabela6.A" style:family="table-column">
      <style:table-column-properties style:column-width="0.748cm"/>
    </style:style>
    <style:style style:name="Tabela6.B" style:family="table-column">
      <style:table-column-properties style:column-width="15.505cm"/>
    </style:style>
    <style:style style:name="Tabela6.1" style:family="table-row">
      <style:table-row-properties style:min-row-height="0.448cm" fo:keep-together="auto"/>
    </style:style>
    <style:style style:name="Tabela6.A1" style:family="table-cell">
      <style:table-cell-properties fo:padding-left="0.191cm" fo:padding-right="0.191cm" fo:padding-top="0cm" fo:padding-bottom="0cm" fo:border="0.5pt solid #000000"/>
    </style:style>
    <style:style style:name="Tabela6.2" style:family="table-row">
      <style:table-row-properties style:min-row-height="0.443cm" fo:keep-together="auto"/>
    </style:style>
    <style:style style:name="Tabela7" style:family="table">
      <style:table-properties style:width="16.252cm" fo:margin-left="0.25cm" fo:margin-top="0cm" fo:margin-bottom="0cm" fo:break-before="auto" fo:break-after="auto" table:align="left" style:writing-mode="page"/>
    </style:style>
    <style:style style:name="Tabela7.A" style:family="table-column">
      <style:table-column-properties style:column-width="16.252cm"/>
    </style:style>
    <style:style style:name="Tabela7.1" style:family="table-row">
      <style:table-row-properties style:min-row-height="0.446cm" fo:keep-together="auto"/>
    </style:style>
    <style:style style:name="Tabela7.A1" style:family="table-cell">
      <style:table-cell-properties fo:padding-left="0.191cm" fo:padding-right="0.191cm" fo:padding-top="0cm" fo:padding-bottom="0cm" fo:border="0.5pt solid #000000"/>
    </style:style>
    <style:style style:name="Tabela7.2" style:family="table-row">
      <style:table-row-properties style:min-row-height="0.448cm" fo:keep-together="auto"/>
    </style:style>
    <style:style style:name="P1" style:family="paragraph" style:parent-style-name="Title">
      <style:paragraph-properties fo:margin-left="0cm" fo:margin-right="0cm" fo:margin-top="0.212cm" fo:margin-bottom="0.423cm" style:contextual-spacing="false" fo:line-height="100%" fo:text-align="start" style:justify-single-word="false" fo:text-indent="0cm" style:auto-text-indent="false" fo:padding-left="0cm" fo:padding-right="0cm" fo:padding-top="0cm" fo:padding-bottom="0.035cm" fo:border-left="none" fo:border-right="none" fo:border-top="none" fo:border-bottom="3pt solid #000080">
        <style:tab-stops>
          <style:tab-stop style:position="9.502cm" style:type="center"/>
        </style:tab-stops>
      </style:paragraph-properties>
      <style:text-properties fo:color="#000080" loext:opacity="100%"/>
    </style:style>
    <style:style style:name="P2" style:family="paragraph" style:parent-style-name="normal">
      <loext:graphic-properties draw:fill="none" draw:fill-color="#ffffff"/>
      <style:paragraph-properties fo:margin-left="0cm" fo:margin-right="0cm" fo:margin-top="0.136cm" fo:margin-bottom="0cm" style:contextual-spacing="false" fo:line-height="86%" fo:text-align="start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 style:join-border="false">
        <style:tab-stops>
          <style:tab-stop style:position="9.502cm" style:type="center"/>
        </style:tab-stops>
      </style:paragraph-properties>
    </style:style>
    <style:style style:name="P3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86%" fo:text-align="start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 style:join-border="false">
        <style:tab-stops>
          <style:tab-stop style:position="3.052cm"/>
          <style:tab-stop style:position="9.502cm" style:type="center"/>
        </style:tab-stops>
      </style:paragraph-properties>
    </style:style>
    <style:style style:name="P4" style:family="paragraph" style:parent-style-name="normal">
      <loext:graphic-properties draw:fill="none" draw:fill-color="#ffffff"/>
      <style:paragraph-properties fo:margin-left="0cm" fo:margin-right="0cm" fo:margin-top="0.007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 style:join-border="false">
        <style:tab-stops>
          <style:tab-stop style:position="9.502cm" style:type="center"/>
        </style:tab-stops>
      </style:paragraph-properties>
    </style:style>
    <style:style style:name="P5" style:family="paragraph" style:parent-style-name="normal">
      <loext:graphic-properties draw:fill="none" draw:fill-color="#ffffff"/>
      <style:paragraph-properties fo:margin-left="0.101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</style:style>
    <style:style style:name="P6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</style:style>
    <style:style style:name="P7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end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 style:join-border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8" style:family="paragraph" style:parent-style-name="normal">
      <style:paragraph-properties fo:margin-left="0.25cm" fo:margin-top="0.212cm" fo:margin-bottom="0cm" style:contextual-spacing="false" fo:line-height="100%" fo:text-indent="0cm" style:auto-text-indent="false"/>
    </style:style>
    <style:style style:name="P9" style:family="paragraph" style:parent-style-name="normal">
      <style:paragraph-properties fo:margin-left="0.25cm" fo:margin-top="0.071cm" fo:margin-bottom="0.212cm" style:contextual-spacing="false" fo:line-height="100%" fo:text-indent="0cm" style:auto-text-indent="false"/>
    </style:style>
    <style:style style:name="P10" style:family="paragraph" style:parent-style-name="normal">
      <style:paragraph-properties fo:margin-left="0.25cm" fo:margin-top="0.071cm" fo:margin-bottom="0cm" style:contextual-spacing="false" fo:line-height="100%" fo:text-indent="0cm" style:auto-text-indent="false">
        <style:tab-stops>
          <style:tab-stop style:position="7.001cm"/>
          <style:tab-stop style:position="9.753cm"/>
        </style:tab-stops>
      </style:paragraph-properties>
    </style:style>
    <style:style style:name="P11" style:family="paragraph" style:parent-style-name="normal">
      <style:paragraph-properties fo:margin-left="0.25cm" fo:margin-top="0.071cm" fo:margin-bottom="0cm" style:contextual-spacing="false" fo:line-height="100%" fo:text-indent="0cm" style:auto-text-indent="false">
        <style:tab-stops>
          <style:tab-stop style:position="7.502cm"/>
          <style:tab-stop style:position="11.001cm"/>
        </style:tab-stops>
      </style:paragraph-properties>
    </style:style>
    <style:style style:name="P12" style:family="paragraph" style:parent-style-name="normal">
      <style:paragraph-properties fo:margin-left="0.25cm" fo:margin-top="0.071cm" fo:margin-bottom="0cm" style:contextual-spacing="false" fo:line-height="100%" fo:text-align="justify" style:justify-single-word="false" fo:text-indent="0cm" style:auto-text-indent="false"/>
    </style:style>
    <style:style style:name="P13" style:family="paragraph" style:parent-style-name="normal">
      <loext:graphic-properties draw:fill="none" draw:fill-color="#ffffff"/>
      <style:paragraph-properties fo:margin-left="0.101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</style:style>
    <style:style style:name="P14" style:family="paragraph" style:parent-style-name="normal" style:master-page-name="Standard">
      <loext:graphic-properties draw:fill="none" draw:fill-color="#ffffff"/>
      <style:paragraph-properties fo:margin-left="0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style:page-number="1" fo:break-before="auto" fo:break-after="auto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normal" fo:background-color="transparent" style:font-name-asian="Arial2" style:font-size-asian="11pt" style:font-style-asian="normal" style:font-weight-asian="normal" style:font-name-complex="Arial2" style:font-size-complex="11pt"/>
    </style:style>
    <style:style style:name="P15" style:family="paragraph" style:parent-style-name="normal">
      <loext:graphic-properties draw:fill="none" draw:fill-color="#ffffff"/>
      <style:paragraph-properties fo:margin-left="0.101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normal" fo:background-color="transparent" style:font-name-asian="Arial2" style:font-size-asian="11pt" style:font-style-asian="normal" style:font-weight-asian="normal" style:font-name-complex="Arial2" style:font-size-complex="11pt"/>
    </style:style>
    <style:style style:name="P16" style:family="paragraph" style:parent-style-name="normal">
      <loext:graphic-properties draw:fill="none" draw:fill-color="#ffffff"/>
      <style:paragraph-properties fo:margin-left="0.101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normal" fo:background-color="#ffff00" style:font-name-asian="Arial2" style:font-size-asian="11pt" style:font-style-asian="normal" style:font-weight-asian="normal" style:font-name-complex="Arial2" style:font-size-complex="11pt"/>
    </style:style>
    <style:style style:name="P17" style:family="paragraph" style:parent-style-name="normal">
      <loext:graphic-properties draw:fill="none" draw:fill-color="#ffffff"/>
      <style:paragraph-properties fo:margin-left="0.101cm" fo:margin-right="0cm" fo:margin-top="0cm" fo:margin-bottom="0cm" style:contextual-spacing="false" fo:line-height="98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bold" fo:background-color="transparent" style:font-name-asian="Arial2" style:font-size-asian="11pt" style:font-style-asian="normal" style:font-weight-asian="bold" style:font-name-complex="Arial2" style:font-size-complex="11pt"/>
    </style:style>
    <style:style style:name="P18" style:family="paragraph" style:parent-style-name="normal">
      <loext:graphic-properties draw:fill="none" draw:fill-color="#ffffff"/>
      <style:paragraph-properties fo:margin-left="0.101cm" fo:margin-right="0cm" fo:margin-top="0cm" fo:margin-bottom="0cm" style:contextual-spacing="false" fo:line-height="98%" fo:text-align="center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bold" fo:background-color="transparent" style:font-name-asian="Arial2" style:font-size-asian="11pt" style:font-style-asian="normal" style:font-weight-asian="bold" style:font-name-complex="Arial2" style:font-size-complex="11pt"/>
    </style:style>
    <style:style style:name="P19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Arial" fo:font-size="10pt" fo:font-style="normal" style:text-underline-style="none" fo:font-weight="normal" fo:background-color="transparent" style:font-name-asian="Arial2" style:font-size-asian="10pt" style:font-style-asian="normal" style:font-weight-asian="normal" style:font-name-complex="Arial2" style:font-size-complex="10pt"/>
    </style:style>
    <style:style style:name="P20" style:family="paragraph" style:parent-style-name="normal">
      <loext:graphic-properties draw:fill="none" draw:fill-color="#ffffff"/>
      <style:paragraph-properties fo:margin-left="0cm" fo:margin-right="0cm" fo:margin-top="0.016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Arial" fo:font-size="10pt" fo:font-style="normal" style:text-underline-style="none" fo:font-weight="normal" fo:background-color="transparent" style:font-name-asian="Arial2" style:font-size-asian="10pt" style:font-style-asian="normal" style:font-weight-asian="normal" style:font-name-complex="Arial2" style:font-size-complex="10pt"/>
    </style:style>
    <style:style style:name="P21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font-style="normal" style:text-underline-style="none" fo:font-weight="normal" fo:background-color="transparent" style:font-name-asian="Times New Roman1" style:font-size-asian="11pt" style:font-style-asian="normal" style:font-weight-asian="normal" style:font-name-complex="Times New Roman1" style:font-size-complex="11pt"/>
    </style:style>
    <style:style style:name="P22" style:family="paragraph" style:parent-style-name="normal">
      <loext:graphic-properties draw:fill="none" draw:fill-color="#ffffff"/>
      <style:paragraph-properties fo:margin-left="0.101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font-style="normal" style:text-underline-style="none" fo:font-weight="normal" fo:background-color="transparent" style:font-name-asian="Times New Roman1" style:font-size-asian="11pt" style:font-style-asian="normal" style:font-weight-asian="normal" style:font-name-complex="Times New Roman1" style:font-size-complex="11pt"/>
    </style:style>
    <style:style style:name="P23" style:family="paragraph" style:parent-style-name="normal">
      <loext:graphic-properties draw:fill="none" draw:fill-color="#ffffff"/>
      <style:paragraph-properties fo:margin-left="0.101cm" fo:margin-right="0cm" fo:margin-top="0cm" fo:margin-bottom="0cm" style:contextual-spacing="false" fo:line-height="97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</style:style>
    <style:style style:name="P24" style:family="paragraph" style:parent-style-name="normal">
      <loext:graphic-properties draw:fill="none" draw:fill-color="#ffffff"/>
      <style:paragraph-properties fo:margin-left="0.101cm" fo:margin-right="0.101cm" fo:margin-top="0cm" fo:margin-bottom="0cm" style:contextual-spacing="false" fo:line-height="97%" fo:text-align="end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</style:style>
    <style:style style:name="P25" style:family="paragraph" style:parent-style-name="normal">
      <loext:graphic-properties draw:fill="none" draw:fill-color="#ffffff"/>
      <style:paragraph-properties fo:margin-left="0.101cm" fo:margin-right="0cm" fo:margin-top="0cm" fo:margin-bottom="0cm" style:contextual-spacing="false" fo:line-height="98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</style:style>
    <style:style style:name="P26" style:family="paragraph" style:parent-style-name="normal">
      <loext:graphic-properties draw:fill="none" draw:fill-color="#ffffff"/>
      <style:paragraph-properties fo:margin-left="0.101cm" fo:margin-right="0cm" fo:margin-top="0cm" fo:margin-bottom="0cm" style:contextual-spacing="false" fo:line-height="98%" fo:text-align="center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</style:style>
    <style:style style:name="P27" style:family="paragraph" style:parent-style-name="normal">
      <loext:graphic-properties draw:fill="none" draw:fill-color="#ffffff"/>
      <style:paragraph-properties fo:margin-left="0.101cm" fo:margin-right="0.101cm" fo:margin-top="0cm" fo:margin-bottom="0cm" style:contextual-spacing="false" fo:line-height="98%" fo:text-align="end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pt" fo:font-style="normal" style:text-underline-style="none" fo:font-weight="bold" fo:background-color="transparent" loext:char-shading-value="0" style:font-name-asian="Times New Roman1" style:font-size-asian="9pt" style:font-style-asian="normal" style:font-weight-asian="bold" style:font-name-complex="Times New Roman1" style:font-size-complex="9pt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font-style="normal" style:text-underline-style="none" fo:font-weight="normal" fo:background-color="transparent" loext:char-shading-value="0" style:font-name-asian="Times New Roman1" style:font-size-asian="11pt" style:font-style-asian="normal" style:font-weight-asian="normal" style:font-name-complex="Times New Roman1" style:font-size-complex="11pt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font-style="normal" style:text-underline-style="none" fo:font-weight="normal" fo:background-color="#ffff00" loext:char-shading-value="0" style:font-name-asian="Times New Roman1" style:font-size-asian="11pt" style:font-style-asian="normal" style:font-weight-asian="normal" style:font-name-complex="Times New Roman1" style:font-size-complex="11pt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0pt" fo:font-style="normal" style:text-underline-style="none" fo:font-weight="normal" fo:background-color="transparent" loext:char-shading-value="0" style:font-name-asian="Arial2" style:font-size-asian="10pt" style:font-style-asian="normal" style:font-weight-asian="normal" style:font-name-complex="Arial2" style:font-size-complex="10pt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normal" fo:background-color="transparent" loext:char-shading-value="0" style:font-name-asian="Arial2" style:font-size-asian="11pt" style:font-style-asian="normal" style:font-weight-asian="normal" style:font-name-complex="Arial2" style:font-size-complex="11pt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normal" officeooo:rsid="0012b07b" fo:background-color="transparent" loext:char-shading-value="0" style:font-name-asian="Arial2" style:font-size-asian="11pt" style:font-style-asian="normal" style:font-weight-asian="normal" style:font-name-complex="Arial2" style:font-size-complex="11pt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normal" officeooo:rsid="0010eb61" fo:background-color="transparent" loext:char-shading-value="0" style:font-name-asian="Arial2" style:font-size-asian="11pt" style:font-style-asian="normal" style:font-weight-asian="normal" style:font-name-complex="Arial2" style:font-size-complex="11pt" style:font-weight-complex="normal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normal" officeooo:rsid="0012c7ca" fo:background-color="transparent" loext:char-shading-value="0" style:font-name-asian="Arial2" style:font-size-asian="11pt" style:font-style-asian="normal" style:font-weight-asian="normal" style:font-name-complex="Arial2" style:font-size-complex="11pt" style:font-weight-complex="normal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normal" officeooo:rsid="0010eb61" fo:background-color="transparent" loext:char-shading-value="0" style:font-name-asian="Arial2" style:font-size-asian="11pt" style:font-style-asian="normal" style:font-weight-asian="normal" style:font-name-complex="Arial2" style:font-size-complex="11pt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normal" officeooo:rsid="0012c7ca" fo:background-color="transparent" loext:char-shading-value="0" style:font-name-asian="Arial2" style:font-size-asian="11pt" style:font-style-asian="normal" style:font-weight-asian="normal" style:font-name-complex="Arial2" style:font-size-complex="11pt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normal" fo:background-color="#ffffff" loext:char-shading-value="0" style:font-name-asian="Arial2" style:font-size-asian="11pt" style:font-style-asian="normal" style:font-weight-asian="normal" style:font-name-complex="Arial2" style:font-size-complex="11pt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normal" fo:background-color="#ffff00" loext:char-shading-value="0" style:font-name-asian="Arial2" style:font-size-asian="11pt" style:font-style-asian="normal" style:font-weight-asian="normal" style:font-name-complex="Arial2" style:font-size-complex="11pt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normal" officeooo:rsid="0010eb61" fo:background-color="#ffff00" loext:char-shading-value="0" style:font-name-asian="Arial2" style:font-size-asian="11pt" style:font-style-asian="normal" style:font-weight-asian="normal" style:font-name-complex="Arial2" style:font-size-complex="11pt"/>
    </style:style>
    <style:style style:name="T14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normal" officeooo:rsid="0010eb61" style:text-blinking="false" fo:background-color="transparent" loext:char-shading-value="0" style:font-name-asian="Arial2" style:font-size-asian="11pt" style:font-style-asian="normal" style:font-weight-asian="normal" style:font-name-complex="Arial2" style:font-size-complex="11pt"/>
    </style:style>
    <style:style style:name="T15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bold" fo:background-color="transparent" loext:char-shading-value="0" style:font-name-asian="Arial2" style:font-size-asian="11pt" style:font-style-asian="normal" style:font-weight-asian="bold" style:font-name-complex="Arial2" style:font-size-complex="11pt"/>
    </style:style>
    <style:style style:name="T16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bold" fo:background-color="#ffff00" loext:char-shading-value="0" style:font-name-asian="Arial2" style:font-size-asian="11pt" style:font-style-asian="normal" style:font-weight-asian="bold" style:font-name-complex="Arial2" style:font-size-complex="11pt"/>
    </style:style>
    <style:style style:name="T17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bold" officeooo:rsid="0010eb61" fo:background-color="#ffff00" loext:char-shading-value="0" style:font-name-asian="Arial2" style:font-size-asian="11pt" style:font-style-asian="normal" style:font-weight-asian="bold" style:font-name-complex="Arial2" style:font-size-complex="11pt"/>
    </style:style>
    <style:style style:name="T18" style:family="text">
      <style:text-properties fo:font-variant="normal" fo:text-transform="none" fo:color="#0d0d0d" loext:opacity="100%" style:text-line-through-style="none" style:text-line-through-type="none" style:text-position="0% 100%" style:font-name="Arial" fo:font-size="11pt" fo:font-style="normal" style:text-underline-style="none" fo:font-weight="normal" fo:background-color="#ffffff" loext:char-shading-value="0" style:font-name-asian="Arial2" style:font-size-asian="11pt" style:font-style-asian="normal" style:font-weight-asian="normal" style:font-name-complex="Arial2" style:font-size-complex="11pt"/>
    </style:style>
    <style:style style:name="T19" style:family="text">
      <style:text-properties fo:font-variant="normal" fo:text-transform="none" fo:color="#0000ff" loext:opacity="100%" style:text-line-through-style="none" style:text-line-through-type="none" style:text-position="0% 100%" style:font-name="Arial" fo:font-size="11pt" fo:font-style="normal" style:text-underline-style="solid" style:text-underline-width="auto" style:text-underline-color="font-color" fo:font-weight="normal" fo:background-color="transparent" loext:char-shading-value="0" style:font-name-asian="Arial2" style:font-size-asian="11pt" style:font-style-asian="normal" style:font-weight-asian="normal" style:font-name-complex="Arial2" style:font-size-complex="11pt"/>
    </style:style>
    <style:style style:name="T20" style:family="text">
      <style:text-properties style:font-name="Arial" style:font-name-asian="Arial2" style:font-name-complex="Arial2"/>
    </style:style>
    <style:style style:name="T21" style:family="text">
      <style:text-properties style:font-name="Arial" officeooo:rsid="0012c7ca" style:font-name-asian="Arial2" style:font-name-complex="Arial2"/>
    </style:style>
    <style:style style:name="T22" style:family="text">
      <style:text-properties fo:font-weight="bold" style:font-weight-asian="bold"/>
    </style:style>
    <style:style style:name="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 loext:marker-style-name="T5"/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table:number-columns-spanned="2" office:value-type="string">
            <text:p text:style-name="P23" loext:marker-style-name="T15"><text:bookmark text:name="_gjdgxs"/><text:span text:style-name="T15">Campus/Curso: </text:span><text:span text:style-name="T5">Leopoldina / Engenharia de Co</text:span><text:span text:style-name="T10">ntrole e Automação</text:span></text:p>
          </table:table-cell>
          <table:covered-table-cell/>
        </table:table-row>
        <table:table-row table:style-name="Tabela1.2">
          <table:table-cell table:style-name="Tabela1.A1" office:value-type="string">
            <text:p text:style-name="P25" loext:marker-style-name="T5"><text:span text:style-name="T15">Disciplina</text:span><text:span text:style-name="T5">: Algoritmos e Programação de Computadores - </text:span><text:span text:style-name="T6">T</text:span><text:span text:style-name="T10">5</text:span></text:p>
          </table:table-cell>
          <table:table-cell table:style-name="Tabela1.A1" office:value-type="string">
            <text:p text:style-name="P25" loext:marker-style-name="T5"><text:span text:style-name="T15">CÓDIGO</text:span><text:span text:style-name="T5">: G03APCO0.01</text:span></text:p>
          </table:table-cell>
        </table:table-row>
        <table:table-row table:style-name="Tabela1.3">
          <table:table-cell table:style-name="Tabela1.A1" office:value-type="string">
            <text:p text:style-name="P25" loext:marker-style-name="T15"><text:span text:style-name="T15">Docente responsável: </text:span><text:span text:style-name="T7">Fernando Garcia Diniz </text:span><text:span text:style-name="T8">Campos Ferreira</text:span></text:p>
          </table:table-cell>
          <table:table-cell table:style-name="Tabela1.A1" office:value-type="string">
            <text:p text:style-name="P25" loext:marker-style-name="T15"><text:span text:style-name="T15">Data: </text:span><text:span text:style-name="T7">25</text:span><text:span text:style-name="T5">/0</text:span><text:span text:style-name="T9">8</text:span><text:span text:style-name="T5">/202</text:span><text:span text:style-name="T9">5</text:span></text:p>
          </table:table-cell>
        </table:table-row>
        <table:table-row table:style-name="Tabela1.1">
          <table:table-cell table:style-name="Tabela1.A1" office:value-type="string">
            <text:p text:style-name="P23" loext:marker-style-name="T15"><text:span text:style-name="T15">Coordenador do curso: </text:span><text:bookmark text:name="docs-internal-guid-d45bbe04-7fff-eb60-4889-80d09ffb3289"/><text:span text:style-name="T14">Marlon Lucas Gomes Salmento</text:span></text:p>
          </table:table-cell>
          <table:table-cell table:style-name="Tabela1.A1" office:value-type="string">
            <text:p text:style-name="P23" loext:marker-style-name="T15"><text:span text:style-name="T15">Data: </text:span><text:span text:style-name="T7">25</text:span><text:span text:style-name="T5">/0</text:span><text:span text:style-name="T9">8</text:span><text:span text:style-name="T5">/202</text:span><text:span text:style-name="T9">5</text:span></text:p>
          </table:table-cell>
        </table:table-row>
      </table:table>
      <text:p text:style-name="P8" loext:marker-style-name="T20"><text:span text:style-name="T22">Período Letivo</text:span><text:span text:style-name="T20">: </text:span><text:span text:style-name="T21">2</text:span><text:span text:style-name="T20">º Semestre / 202</text:span><text:span text:style-name="T21">5</text:span></text:p>
      <text:p text:style-name="P10" loext:marker-style-name="T20"><text:span text:style-name="T22">Carga Horária Total: </text:span><text:span text:style-name="T20">60 horas/aula<text:tab/></text:span><text:span text:style-name="T22">Créditos: </text:span><text:span text:style-name="T20">4<text:tab/></text:span><text:span text:style-name="T22">Natureza</text:span><text:span text:style-name="T20">: Teórico-Prática/ Obrigatória</text:span></text:p>
      <text:p text:style-name="P11" loext:marker-style-name="T20"><text:span text:style-name="T20"><text:s/></text:span><text:span text:style-name="T22">Área de Formação - DCN</text:span><text:span text:style-name="T20">: Básica</text:span></text:p>
      <text:p text:style-name="P12" loext:marker-style-name="T20"><text:bookmark text:name="_30j0zll"/><text:span text:style-name="T22">Competências/habilidades a serem desenvolvidas</text:span><text:span text:style-name="T20">: C3.0, H3.1, C8.0, H8.1, H8.2</text:span></text:p>
      <text:p text:style-name="P9" loext:marker-style-name="T20"><text:bookmark text:name="_1fob9te"/><text:span text:style-name="T22">Departamento que oferta a disciplina</text:span><text:span text:style-name="T20">: Departamento de Computação (DECOM-LP)</text:span></text:p>
      <table:table table:name="Tabela2" table:style-name="Tabela2">
        <table:table-column table:style-name="Tabela2.A"/>
        <table:table-row table:style-name="Tabela2.1">
          <table:table-cell table:style-name="Tabela2.A1" office:value-type="string">
            <text:p text:style-name="P25" loext:marker-style-name="T15"><text:span text:style-name="T15">Atendimento extraclasse aos alunos</text:span><text:span text:style-name="T15"/></text:p>
          </table:table-cell>
        </table:table-row>
        <table:table-row table:style-name="Tabela2.2">
          <table:table-cell table:style-name="Tabela2.A1" office:value-type="string">
            <text:p text:style-name="P25" loext:marker-style-name="T5"><text:bookmark text:name="_3znysh7"/><text:span text:style-name="T5">Local: Gabinete </text:span><text:span text:style-name="T9">4</text:span><text:span text:style-name="T5"> (Sala 6-311) – 3º andar / Prédio 6</text:span></text:p>
          </table:table-cell>
        </table:table-row>
        <table:table-row table:style-name="Tabela2.3">
          <table:table-cell table:style-name="Tabela2.A1" office:value-type="string">
            <text:p text:style-name="P23" loext:marker-style-name="T5"><text:span text:style-name="T5">Horário semanal: Segunda-feira (15h – 17h) e Quarta-feira (13:20h – 15:h)</text:span><text:span text:style-name="T5"/></text:p>
          </table:table-cell>
        </table:table-row>
        <table:table-row table:style-name="Tabela2.3">
          <table:table-cell table:style-name="Tabela2.A1" office:value-type="string">
            <text:p text:style-name="P23" loext:marker-style-name="T5"><text:span text:style-name="T5">E-mail do professor: </text:span><text:span text:style-name="T9">fernandogdcf</text:span><text:span text:style-name="T5">@cefetmg.br</text:span></text:p>
          </table:table-cell>
        </table:table-row>
      </table:table>
      <text:p text:style-name="P19" loext:marker-style-name="T4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row table:style-name="Tabela3.1">
          <table:table-cell table:style-name="Tabela3.A1" office:value-type="string">
            <text:p text:style-name="P25" loext:marker-style-name="T15"><text:span text:style-name="T15">Metodologia de ensino</text:span><text:span text:style-name="T15"/></text:p>
          </table:table-cell>
          <table:table-cell table:style-name="Tabela3.B1" table:number-rows-spanned="7" office:value-type="string">
            <text:p text:style-name="P21" loext:marker-style-name="T2"/>
          </table:table-cell>
          <table:table-cell table:style-name="Tabela3.A1" office:value-type="string">
            <text:p text:style-name="P25" loext:marker-style-name="T15"><text:span text:style-name="T15">Atividades Avaliativas</text:span><text:span text:style-name="T15"/></text:p>
          </table:table-cell>
          <table:table-cell table:style-name="Tabela3.A1" office:value-type="string">
            <text:p text:style-name="P26" loext:marker-style-name="T15"><text:span text:style-name="T15">Valor</text:span><text:span text:style-name="T15"/></text:p>
          </table:table-cell>
        </table:table-row>
        <table:table-row table:style-name="Tabela3.2">
          <table:table-cell table:style-name="Tabela3.A1" office:value-type="string">
            <text:p text:style-name="P5" loext:marker-style-name="T2"><text:span text:style-name="T5">Aulas expositivas e práticas em laboratórios para a resolução de exercícios usando uma linguagem de programação.</text:span><text:span text:style-name="T2"/></text:p>
          </table:table-cell>
          <table:covered-table-cell table:style-name="Tabela3.B1"/>
          <table:table-cell table:style-name="Tabela3.A1" office:value-type="string">
            <text:p text:style-name="P6" loext:marker-style-name="T5"><text:span text:style-name="T5"><text:s/>Avaliação Teórico-Prática 1</text:span><text:span text:style-name="T5"/></text:p>
          </table:table-cell>
          <table:table-cell table:style-name="Tabela3.A1" office:value-type="string">
            <text:p text:style-name="P13" loext:marker-style-name="T5"><text:span text:style-name="T5">35</text:span><text:span text:style-name="T5"/></text:p>
          </table:table-cell>
        </table:table-row>
        <table:table-row table:style-name="Tabela3.3">
          <table:table-cell table:style-name="Tabela3.A1" office:value-type="string">
            <text:p text:style-name="P6" loext:marker-style-name="T5"><text:span text:style-name="T18">Participação em competições de programação online ou internas na instituição.</text:span><text:span text:style-name="T11"/></text:p>
          </table:table-cell>
          <table:covered-table-cell table:style-name="Tabela3.B1"/>
          <table:table-cell table:style-name="Tabela3.A1" office:value-type="string">
            <text:p text:style-name="P5" loext:marker-style-name="T5"><text:span text:style-name="T5">Avaliação Teórico-Prática 2</text:span><text:span text:style-name="T5"/></text:p>
          </table:table-cell>
          <table:table-cell table:style-name="Tabela3.A1" office:value-type="string">
            <text:p text:style-name="P13" loext:marker-style-name="T5"><text:span text:style-name="T5">35</text:span><text:span text:style-name="T5"/></text:p>
          </table:table-cell>
        </table:table-row>
        <table:table-row table:style-name="Tabela3.3">
          <table:table-cell table:style-name="Tabela3.A1" office:value-type="string">
            <text:p text:style-name="P6" loext:marker-style-name="T18"><text:span text:style-name="T5">Slides com o conteúdo da disciplina e exercícios disponibilizados no SIGAA.</text:span><text:span text:style-name="T18"/></text:p>
          </table:table-cell>
          <table:covered-table-cell table:style-name="Tabela3.B1"/>
          <table:table-cell table:style-name="Tabela3.A1" office:value-type="string">
            <text:p text:style-name="P5" loext:marker-style-name="T5"><text:span text:style-name="T5">Avaliação Teórico-Prática 3</text:span><text:span text:style-name="T5"/></text:p>
          </table:table-cell>
          <table:table-cell table:style-name="Tabela3.A1" office:value-type="string">
            <text:p text:style-name="P13" loext:marker-style-name="T5"><text:span text:style-name="T5">30</text:span><text:span text:style-name="T5"/></text:p>
          </table:table-cell>
        </table:table-row>
        <table:table-row table:style-name="Tabela3.2">
          <table:table-cell table:style-name="Tabela3.A1" office:value-type="string">
            <text:p text:style-name="P5" loext:marker-style-name="T5"><text:span text:style-name="T18">Uso de plataformas de aprendizado online para disponibilização de materiais complementares e exercícios.</text:span><text:span text:style-name="T11"/></text:p>
          </table:table-cell>
          <table:covered-table-cell table:style-name="Tabela3.B1"/>
          <table:table-cell table:style-name="Tabela3.A1" office:value-type="string">
            <text:p text:style-name="P5" loext:marker-style-name="T2"><text:span text:style-name="T15">Total</text:span><text:span text:style-name="T2"/></text:p>
          </table:table-cell>
          <table:table-cell table:style-name="Tabela3.A1" office:value-type="string">
            <text:p text:style-name="P5" loext:marker-style-name="T2"><text:span text:style-name="T15">100</text:span><text:span text:style-name="T2"/></text:p>
          </table:table-cell>
        </table:table-row>
        <table:table-row table:style-name="Tabela3.3">
          <table:table-cell table:style-name="Tabela3.A1" office:value-type="string">
            <text:p text:style-name="P5" loext:marker-style-name="T5"><text:span text:style-name="T18">Feedback regular sobre o desempenho dos alunos nas atividades práticas e projetos.</text:span><text:span text:style-name="T11"/></text:p>
          </table:table-cell>
          <table:covered-table-cell table:style-name="Tabela3.B1"/>
          <table:table-cell table:style-name="Tabela3.C6" office:value-type="string">
            <text:p text:style-name="P22" loext:marker-style-name="T2"/>
          </table:table-cell>
          <table:table-cell table:style-name="Tabela3.C6" office:value-type="string">
            <text:p text:style-name="P22" loext:marker-style-name="T2"/>
          </table:table-cell>
        </table:table-row>
        <table:table-row table:style-name="Tabela3.1">
          <table:table-cell table:style-name="Tabela3.A1" office:value-type="string">
            <text:p text:style-name="P5" loext:marker-style-name="T5"><text:span text:style-name="T18">Identificação de pontos fortes e áreas de melhoria para orientar o processo de aprendizagem.</text:span><text:span text:style-name="T11"/></text:p>
          </table:table-cell>
          <table:covered-table-cell table:style-name="Tabela3.B1"/>
          <table:table-cell table:style-name="Tabela3.C7" office:value-type="string">
            <text:p text:style-name="P17" loext:marker-style-name="T15"/>
          </table:table-cell>
          <table:table-cell table:style-name="Tabela3.C7" office:value-type="string">
            <text:p text:style-name="P18" loext:marker-style-name="T15"/>
          </table:table-cell>
        </table:table-row>
      </table:table>
      <text:p text:style-name="P19" loext:marker-style-name="T4"/>
      <table:table table:name="Tabela4" table:style-name="Tabela4">
        <table:table-column table:style-name="Tabela4.A"/>
        <table:table-row table:style-name="Tabela4.1">
          <table:table-cell table:style-name="Tabela4.A1" office:value-type="string">
            <text:p text:style-name="P23" loext:marker-style-name="T15"><text:span text:style-name="T15">Recursos</text:span><text:span text:style-name="T15"/></text:p>
          </table:table-cell>
        </table:table-row>
        <table:table-row table:style-name="Tabela4.2">
          <table:table-cell table:style-name="Tabela4.A1" office:value-type="string">
            <text:p text:style-name="P5" loext:marker-style-name="T5"><text:span text:style-name="T5">Slides e materiais didáticos, ferramentas como VisualStudio Code para escrever, depurar e executar código de maneira eficiente, plataformas de aprendizagem online (questionários no SIGAA), livros e recursos de referência, laboratórios de computação, aulas práticas presenciais, feedback individualizado.</text:span><text:span text:style-name="T5"/></text:p>
          </table:table-cell>
        </table:table-row>
      </table:table>
      <text:p text:style-name="P20" loext:marker-style-name="T4"/>
      <table:table table:name="Tabela5" table:style-name="Tabela5">
        <table:table-column table:style-name="Tabela5.A"/>
        <table:table-column table:style-name="Tabela5.B"/>
        <table:table-row table:style-name="Tabela5.1">
          <table:table-cell table:style-name="Tabela5.A1" table:number-columns-spanned="2" office:value-type="string">
            <text:p text:style-name="P23" loext:marker-style-name="T15"><text:span text:style-name="T15">Cronograma</text:span><text:span text:style-name="T15"/></text:p>
          </table:table-cell>
          <table:covered-table-cell/>
        </table:table-row>
        <table:table-row table:style-name="Tabela5.2">
          <table:table-cell table:style-name="Tabela5.A1" office:value-type="string">
            <text:p text:style-name="P5" loext:marker-style-name="T2"><text:span text:style-name="T15">Data</text:span><text:span text:style-name="T2"/></text:p>
          </table:table-cell>
          <table:table-cell table:style-name="Tabela5.A1" office:value-type="string">
            <text:p text:style-name="P5" loext:marker-style-name="T2"><text:span text:style-name="T15">Atividade</text:span><text:span text:style-name="T2"/></text:p>
          </table:table-cell>
        </table:table-row>
        <table:table-row table:style-name="Tabela5.3">
          <table:table-cell table:style-name="Tabela5.A1" office:value-type="string">
            <text:p text:style-name="P16" loext:marker-style-name="T12"/>
            <text:p text:style-name="P16" loext:marker-style-name="T12"/>
            <text:p text:style-name="P13" loext:marker-style-name="T3"><text:span text:style-name="T13">26</text:span><text:span text:style-name="T12">/0</text:span><text:span text:style-name="T13">8</text:span></text:p>
          </table:table-cell>
          <table:table-cell table:style-name="Tabela5.A1" office:value-type="string">
            <text:p text:style-name="P5" loext:marker-style-name="T2"><text:span text:style-name="T5">Apresentação da disciplina e das ferramentas que serão utilizadas ao longo do curso. Algoritmos: conceito e representação. Pseudocódigo e linguagens de programação. Elementos básicos de programação: constante, variáveis, operadores e expressões, comando de atribuição, entrada, saída e bloco de comandos.</text:span><text:span text:style-name="T2"/></text:p>
          </table:table-cell>
        </table:table-row>
        <table:table-row table:style-name="Tabela5.3">
          <table:table-cell table:style-name="Tabela5.A1" office:value-type="string">
            <text:p text:style-name="P13" loext:marker-style-name="T3"><text:span text:style-name="T13">28</text:span><text:span text:style-name="T12">/0</text:span><text:span text:style-name="T13">8</text:span></text:p>
          </table:table-cell>
          <table:table-cell table:style-name="Tabela5.A1" office:value-type="string">
            <text:p text:style-name="P5" loext:marker-style-name="T2"><text:span text:style-name="T5">Fluxograma. Comandos de entrada e saída. Expressões Aritméticas; </text:span><text:soft-page-break/><text:span text:style-name="T5">Operadores de incremento e decremento; operadores relacionais e lógicos; operador condicional; Teste de igualdade. Exercícios usando linguagem C. </text:span><text:span text:style-name="T2"/></text:p>
          </table:table-cell>
        </table:table-row>
        <table:table-row table:style-name="Tabela5.3">
          <table:table-cell table:style-name="Tabela5.A1" office:value-type="string">
            <text:p text:style-name="P13" loext:marker-style-name="T3"><text:span text:style-name="T13">02</text:span><text:span text:style-name="T12">/0</text:span><text:span text:style-name="T13">9</text:span></text:p>
          </table:table-cell>
          <table:table-cell table:style-name="Tabela5.B5" office:value-type="string">
            <text:p text:style-name="P5" loext:marker-style-name="T2"><text:span text:style-name="T5">Introdução às estruturas de controle. Estrutura de controle sequencial. Exercícios. Testes de mesa.</text:span><text:span text:style-name="T2"/></text:p>
          </table:table-cell>
        </table:table-row>
        <table:table-row table:style-name="Tabela5.3">
          <table:table-cell table:style-name="Tabela5.A1" office:value-type="string">
            <text:p text:style-name="P13" loext:marker-style-name="T3"><text:span text:style-name="T13">04</text:span><text:span text:style-name="T12">/0</text:span><text:span text:style-name="T13">9</text:span></text:p>
          </table:table-cell>
          <table:table-cell table:style-name="Tabela5.B5" office:value-type="string">
            <text:p text:style-name="P5" loext:marker-style-name="T2"><text:span text:style-name="T5">Estruturas condicionais simples e aninhadas. Teste de Mesa. Exemplos e exercícios. Implementação Computacional em C.</text:span><text:span text:style-name="T2"/></text:p>
          </table:table-cell>
        </table:table-row>
        <table:table-row table:style-name="Tabela5.3">
          <table:table-cell table:style-name="Tabela5.A1" office:value-type="string">
            <text:p text:style-name="P13" loext:marker-style-name="T3"><text:span text:style-name="T13">09</text:span><text:span text:style-name="T12">/0</text:span><text:span text:style-name="T13">9</text:span></text:p>
          </table:table-cell>
          <table:table-cell table:style-name="Tabela5.B5" office:value-type="string">
            <text:p text:style-name="P5" loext:marker-style-name="T2"><text:span text:style-name="T5">Desenvolvimento de lista de exercícios: implementação computacional de problemas envolvendo estruturas de controle sequencial e condicionais simples e aninhadas.</text:span><text:span text:style-name="T2"/></text:p>
          </table:table-cell>
        </table:table-row>
        <table:table-row table:style-name="Tabela5.3">
          <table:table-cell table:style-name="Tabela5.A1" office:value-type="string">
            <text:p text:style-name="P13" loext:marker-style-name="T3"><text:span text:style-name="T13">1</text:span><text:span text:style-name="T12">1/0</text:span><text:span text:style-name="T13">9</text:span></text:p>
          </table:table-cell>
          <table:table-cell table:style-name="Tabela5.B5" office:value-type="string">
            <text:p text:style-name="P5" loext:marker-style-name="T2"><text:span text:style-name="T5">Estruturas condicionais: Múltipla Escolha. Exercícios usando Linguagem C e Teste de Mesa.</text:span><text:span text:style-name="T2"/></text:p>
          </table:table-cell>
        </table:table-row>
        <table:table-row table:style-name="Tabela5.3">
          <table:table-cell table:style-name="Tabela5.A1" office:value-type="string">
            <text:p text:style-name="P13" loext:marker-style-name="T12"><text:span text:style-name="T13">16</text:span><text:span text:style-name="T12">/0</text:span><text:span text:style-name="T13">9</text:span></text:p>
          </table:table-cell>
          <table:table-cell table:style-name="Tabela5.B5" office:value-type="string">
            <text:p text:style-name="P5" loext:marker-style-name="T5"><text:span text:style-name="T5">Estrutura de repetição com teste no início. Testes de mesa. Exercícios usando linguagem C.</text:span><text:span text:style-name="T5"/></text:p>
          </table:table-cell>
        </table:table-row>
        <table:table-row table:style-name="Tabela5.3">
          <table:table-cell table:style-name="Tabela5.A1" office:value-type="string">
            <text:p text:style-name="P13" loext:marker-style-name="T12"><text:span text:style-name="T13">18</text:span><text:span text:style-name="T12">/0</text:span><text:span text:style-name="T13">9</text:span></text:p>
          </table:table-cell>
          <table:table-cell table:style-name="Tabela5.B5" office:value-type="string">
            <text:p text:style-name="P5" loext:marker-style-name="T5"><text:span text:style-name="T5">Estrutura de repetição com teste no fim. Testes de mesa. Exercícios usando linguagem C.</text:span><text:span text:style-name="T5"/></text:p>
          </table:table-cell>
        </table:table-row>
        <table:table-row table:style-name="Tabela5.3">
          <table:table-cell table:style-name="Tabela5.A1" office:value-type="string">
            <text:p text:style-name="P13" loext:marker-style-name="T12"><text:span text:style-name="T13">23</text:span><text:span text:style-name="T12">/0</text:span><text:span text:style-name="T13">9</text:span></text:p>
          </table:table-cell>
          <table:table-cell table:style-name="Tabela5.B5" office:value-type="string">
            <text:p text:style-name="P5" loext:marker-style-name="T5"><text:span text:style-name="T5">Desenvolvimento de lista de exercícios: implementação computacional de problemas envolvendo estrutura de repetição com teste no início e fim.</text:span><text:span text:style-name="T5"/></text:p>
          </table:table-cell>
        </table:table-row>
        <table:table-row table:style-name="Tabela5.3">
          <table:table-cell table:style-name="Tabela5.A1" office:value-type="string">
            <text:p text:style-name="P13" loext:marker-style-name="T16"><text:span text:style-name="T17">25</text:span><text:span text:style-name="T16">/0</text:span><text:span text:style-name="T17">9</text:span></text:p>
          </table:table-cell>
          <table:table-cell table:style-name="Tabela5.B5" office:value-type="string">
            <text:p text:style-name="P5" loext:marker-style-name="T15"><text:span text:style-name="T15">Avaliação 1</text:span><text:span text:style-name="T15"/></text:p>
          </table:table-cell>
        </table:table-row>
        <table:table-row table:style-name="Tabela5.3">
          <table:table-cell table:style-name="Tabela5.A1" office:value-type="string">
            <text:p text:style-name="P13" loext:marker-style-name="T12"><text:span text:style-name="T13">30</text:span><text:span text:style-name="T12">/0</text:span><text:span text:style-name="T13">9</text:span></text:p>
          </table:table-cell>
          <table:table-cell table:style-name="Tabela5.B5" office:value-type="string">
            <text:p text:style-name="P5" loext:marker-style-name="T5"><text:span text:style-name="T5">Estrutura de repetição com variável de controle. Teste de mesa. Exercícios usando linguagem C.</text:span><text:span text:style-name="T5"/></text:p>
          </table:table-cell>
        </table:table-row>
        <table:table-row table:style-name="Tabela5.3">
          <table:table-cell table:style-name="Tabela5.A1" office:value-type="string">
            <text:p text:style-name="P13" loext:marker-style-name="T12"><text:span text:style-name="T13">02</text:span><text:span text:style-name="T12">/</text:span><text:span text:style-name="T13">10</text:span></text:p>
          </table:table-cell>
          <table:table-cell table:style-name="Tabela5.B5" office:value-type="string">
            <text:p text:style-name="P5" loext:marker-style-name="T5"><text:span text:style-name="T5">Desenvolvimento de lista de exercícios prática: implementação computacional de problemas envolvendo estruturas condicionais e de repetição.</text:span><text:span text:style-name="T5"/></text:p>
          </table:table-cell>
        </table:table-row>
        <table:table-row table:style-name="Tabela5.3">
          <table:table-cell table:style-name="Tabela5.A1" office:value-type="string">
            <text:p text:style-name="P13" loext:marker-style-name="T12"><text:span text:style-name="T13">07</text:span><text:span text:style-name="T12">/</text:span><text:span text:style-name="T13">10</text:span></text:p>
          </table:table-cell>
          <table:table-cell table:style-name="Tabela5.B5" office:value-type="string">
            <text:p text:style-name="P5" loext:marker-style-name="T5"><text:span text:style-name="T5">Estruturas de dados homogêneas: Vetores numéricos. Exemplos e exercícios. Testes de mesa. Implementação Computacional em C.</text:span><text:span text:style-name="T5"/></text:p>
          </table:table-cell>
        </table:table-row>
        <table:table-row table:style-name="Tabela5.3">
          <table:table-cell table:style-name="Tabela5.A1" office:value-type="string">
            <text:p text:style-name="P13" loext:marker-style-name="T12"><text:span text:style-name="T13">09</text:span><text:span text:style-name="T12">/</text:span><text:span text:style-name="T13">10</text:span></text:p>
          </table:table-cell>
          <table:table-cell table:style-name="Tabela5.B5" office:value-type="string">
            <text:p text:style-name="P5" loext:marker-style-name="T5"><text:span text:style-name="T5">Desenvolvimento de lista de exercícios prática envolvendo vetores numéricos.</text:span><text:span text:style-name="T5"/></text:p>
          </table:table-cell>
        </table:table-row>
        <table:table-row table:style-name="Tabela5.3">
          <table:table-cell table:style-name="Tabela5.A1" office:value-type="string">
            <text:p text:style-name="P13" loext:marker-style-name="T12"><text:span text:style-name="T13">14</text:span><text:span text:style-name="T12">/</text:span><text:span text:style-name="T13">10</text:span></text:p>
          </table:table-cell>
          <table:table-cell table:style-name="Tabela5.B5" office:value-type="string">
            <text:p text:style-name="P5" loext:marker-style-name="T5"><text:span text:style-name="T5">Estruturas de dados homogêneas: Vetores de caracteres. Exercícios: implementação computacional em C.</text:span><text:span text:style-name="T5"/></text:p>
          </table:table-cell>
        </table:table-row>
        <table:table-row table:style-name="Tabela5.3">
          <table:table-cell table:style-name="Tabela5.A1" office:value-type="string">
            <text:p text:style-name="P13" loext:marker-style-name="T12"><text:span text:style-name="T13">16</text:span><text:span text:style-name="T12">/</text:span><text:span text:style-name="T13">10</text:span></text:p>
          </table:table-cell>
          <table:table-cell table:style-name="Tabela5.B5" office:value-type="string">
            <text:p text:style-name="P5" loext:marker-style-name="T5"><text:span text:style-name="T5">Desenvolvimento de lista de exercícios prática envolvendo vetores de caracteres.</text:span><text:span text:style-name="T5"/></text:p>
          </table:table-cell>
        </table:table-row>
        <table:table-row table:style-name="Tabela5.3">
          <table:table-cell table:style-name="Tabela5.A1" office:value-type="string">
            <text:p text:style-name="P13" loext:marker-style-name="T12"><text:span text:style-name="T12">2</text:span><text:span text:style-name="T13">1</text:span><text:span text:style-name="T12">/</text:span><text:span text:style-name="T13">10</text:span></text:p>
          </table:table-cell>
          <table:table-cell table:style-name="Tabela5.B5" office:value-type="string">
            <text:p text:style-name="P5" loext:marker-style-name="T5"><text:span text:style-name="T5">Estruturas de dados homogêneas: Matrizes. Exercícios usando linguagem C e teste de mesa.</text:span><text:span text:style-name="T5"/></text:p>
          </table:table-cell>
        </table:table-row>
        <table:table-row table:style-name="Tabela5.3">
          <table:table-cell table:style-name="Tabela5.A1" office:value-type="string">
            <text:p text:style-name="P13" loext:marker-style-name="T12"><text:span text:style-name="T13">23</text:span><text:span text:style-name="T12">/</text:span><text:span text:style-name="T13">10</text:span></text:p>
          </table:table-cell>
          <table:table-cell table:style-name="Tabela5.B5" office:value-type="string">
            <text:p text:style-name="P5" loext:marker-style-name="T5"><text:span text:style-name="T5">Desenvolvimento de lista de exercícios prática envolvendo operações com matrizes e problemas relacionados.</text:span><text:span text:style-name="T5"/></text:p>
          </table:table-cell>
        </table:table-row>
        <table:table-row table:style-name="Tabela5.3">
          <table:table-cell table:style-name="Tabela5.A1" office:value-type="string">
            <text:p text:style-name="P13" loext:marker-style-name="T12"><text:span text:style-name="T13">28</text:span><text:span text:style-name="T12">/</text:span><text:span text:style-name="T13">10</text:span></text:p>
          </table:table-cell>
          <table:table-cell table:style-name="Tabela5.B5" office:value-type="string">
            <text:p text:style-name="P5" loext:marker-style-name="T5"><text:span text:style-name="T5">Desenvolvimento de lista de exercícios prática envolvendo problemas com matrizes.</text:span><text:span text:style-name="T5"/></text:p>
          </table:table-cell>
        </table:table-row>
        <table:table-row table:style-name="Tabela5.3">
          <table:table-cell table:style-name="Tabela5.A1" office:value-type="string">
            <text:p text:style-name="P13" loext:marker-style-name="T16"><text:span text:style-name="T17">30</text:span><text:span text:style-name="T16">/</text:span><text:span text:style-name="T17">10</text:span></text:p>
          </table:table-cell>
          <table:table-cell table:style-name="Tabela5.B5" office:value-type="string">
            <text:p text:style-name="P5" loext:marker-style-name="T15"><text:span text:style-name="T15">Avaliação 2</text:span><text:span text:style-name="T15"/></text:p>
          </table:table-cell>
        </table:table-row>
        <table:table-row table:style-name="Tabela5.3">
          <table:table-cell table:style-name="Tabela5.A1" office:value-type="string">
            <text:p text:style-name="P13" loext:marker-style-name="T12"><text:span text:style-name="T13">04</text:span><text:span text:style-name="T12">/</text:span><text:span text:style-name="T13">11</text:span></text:p>
          </table:table-cell>
          <table:table-cell table:style-name="Tabela5.B5" office:value-type="string">
            <text:p text:style-name="P5" loext:marker-style-name="T5"><text:span text:style-name="T5">Estruturas de dados Heterogêneas e Mistas: registros. Exercícios usando linguagem C.</text:span><text:span text:style-name="T5"/></text:p>
          </table:table-cell>
        </table:table-row>
        <table:table-row table:style-name="Tabela5.3">
          <table:table-cell table:style-name="Tabela5.B5" office:value-type="string">
            <text:p text:style-name="P13" loext:marker-style-name="T12"><text:span text:style-name="T13">06</text:span><text:span text:style-name="T12">/</text:span><text:span text:style-name="T13">11</text:span></text:p>
          </table:table-cell>
          <table:table-cell table:style-name="Tabela5.B5" office:value-type="string">
            <text:p text:style-name="P5" loext:marker-style-name="T5"><text:span text:style-name="T5">Desenvolvimento de lista de exercícios: implementação computacional de problemas envolvendo registros.</text:span><text:span text:style-name="T5"/></text:p>
          </table:table-cell>
        </table:table-row>
        <table:table-row table:style-name="Tabela5.3">
          <table:table-cell table:style-name="Tabela5.B5" office:value-type="string">
            <text:p text:style-name="P13" loext:marker-style-name="T12"><text:span text:style-name="T13">11</text:span><text:span text:style-name="T12">/</text:span><text:span text:style-name="T13">11</text:span></text:p>
          </table:table-cell>
          <table:table-cell table:style-name="Tabela5.B5" office:value-type="string">
            <text:p text:style-name="P5" loext:marker-style-name="T5"><text:span text:style-name="T5">Módulos funcionais: refinamentos sucessivos, procedimentos, funções, passagem de parâmetros por valor e por referência, escopo de identificadores, ciclo de vida de variáveis.</text:span><text:span text:style-name="T5"/></text:p>
          </table:table-cell>
        </table:table-row>
        <table:table-row table:style-name="Tabela5.3">
          <table:table-cell table:style-name="Tabela5.B5" office:value-type="string">
            <text:p text:style-name="P13" loext:marker-style-name="T12"><text:span text:style-name="T13">13</text:span><text:span text:style-name="T12">/</text:span><text:span text:style-name="T13">11</text:span></text:p>
          </table:table-cell>
          <table:table-cell table:style-name="Tabela5.B5" office:value-type="string">
            <text:p text:style-name="P5" loext:marker-style-name="T5"><text:span text:style-name="T5">Procedimentos e funções. Funções e vetores. Exercícios usando linguagem C.</text:span><text:span text:style-name="T5"/></text:p>
          </table:table-cell>
        </table:table-row>
        <table:table-row table:style-name="Tabela5.3">
          <table:table-cell table:style-name="Tabela5.B5" office:value-type="string">
            <text:p text:style-name="P13" loext:marker-style-name="T12"><text:span text:style-name="T13">18</text:span><text:span text:style-name="T12">/</text:span><text:span text:style-name="T13">11</text:span></text:p>
          </table:table-cell>
          <table:table-cell table:style-name="Tabela5.B5" office:value-type="string">
            <text:p text:style-name="P5" loext:marker-style-name="T5"><text:span text:style-name="T5">Funções e matrizes. Exercícios usando linguagem C.</text:span><text:span text:style-name="T5"/></text:p>
          </table:table-cell>
        </table:table-row>
        <table:table-row table:style-name="Tabela5.3">
          <table:table-cell table:style-name="Tabela5.B5" office:value-type="string">
            <text:p text:style-name="P13" loext:marker-style-name="T12"><text:span text:style-name="T13">25</text:span><text:span text:style-name="T12">/</text:span><text:span text:style-name="T13">11</text:span></text:p>
          </table:table-cell>
          <table:table-cell table:style-name="Tabela5.B5" office:value-type="string">
            <text:p text:style-name="P5" loext:marker-style-name="T5"><text:span text:style-name="T5">Funções e registros. Exercícios usando linguagem C.</text:span><text:span text:style-name="T5"/></text:p>
          </table:table-cell>
        </table:table-row>
        <table:table-row table:style-name="Tabela5.3">
          <table:table-cell table:style-name="Tabela5.B5" office:value-type="string">
            <text:p text:style-name="P13" loext:marker-style-name="T12"><text:span text:style-name="T13">27</text:span><text:span text:style-name="T12">/</text:span><text:span text:style-name="T13">11</text:span></text:p>
          </table:table-cell>
          <table:table-cell table:style-name="Tabela5.B5" office:value-type="string">
            <text:p text:style-name="P5" loext:marker-style-name="T5"><text:span text:style-name="T5">Funções Recursivas. Exercícios usando linguagem C.</text:span><text:span text:style-name="T5"/></text:p>
          </table:table-cell>
        </table:table-row>
        <table:table-row table:style-name="Tabela5.3">
          <table:table-cell table:style-name="Tabela5.B5" office:value-type="string">
            <text:p text:style-name="P13" loext:marker-style-name="T12"><text:span text:style-name="T13">02</text:span><text:span text:style-name="T12">/</text:span><text:span text:style-name="T13">12</text:span></text:p>
          </table:table-cell>
          <table:table-cell table:style-name="Tabela5.B5" office:value-type="string">
            <text:p text:style-name="P5" loext:marker-style-name="T5"><text:span text:style-name="T5">Desenvolvimento de lista de exercícios envolvendo funções e procedimentos.</text:span><text:span text:style-name="T5"/></text:p>
          </table:table-cell>
        </table:table-row>
        <text:soft-page-break/>
        <table:table-row table:style-name="Tabela5.3">
          <table:table-cell table:style-name="Tabela5.B5" office:value-type="string">
            <text:p text:style-name="P13" loext:marker-style-name="T12"><text:span text:style-name="T13">04</text:span><text:span text:style-name="T12">/</text:span><text:span text:style-name="T13">12</text:span></text:p>
          </table:table-cell>
          <table:table-cell table:style-name="Tabela5.B5" office:value-type="string">
            <text:p text:style-name="P5" loext:marker-style-name="T5"><text:span text:style-name="T5">Desenvolvimento de lista de exercícios envolvendo funções e procedimentos.</text:span><text:span text:style-name="T5"/></text:p>
          </table:table-cell>
        </table:table-row>
        <table:table-row table:style-name="Tabela5.3">
          <table:table-cell table:style-name="Tabela5.B5" office:value-type="string">
            <text:p text:style-name="P13" loext:marker-style-name="T12"><text:span text:style-name="T13">09</text:span><text:span text:style-name="T12">/</text:span><text:span text:style-name="T13">12</text:span></text:p>
          </table:table-cell>
          <table:table-cell table:style-name="Tabela5.B5" office:value-type="string">
            <text:p text:style-name="P5" loext:marker-style-name="T5"><text:span text:style-name="T5">Funções Recursivas.</text:span><text:span text:style-name="T5"/></text:p>
          </table:table-cell>
        </table:table-row>
        <table:table-row table:style-name="Tabela5.3">
          <table:table-cell table:style-name="Tabela5.B5" office:value-type="string">
            <text:p text:style-name="P13" loext:marker-style-name="T12"><text:span text:style-name="T13">11</text:span><text:span text:style-name="T12">/</text:span><text:span text:style-name="T13">12</text:span></text:p>
          </table:table-cell>
          <table:table-cell table:style-name="Tabela5.B5" office:value-type="string">
            <text:p text:style-name="P5" loext:marker-style-name="T5"><text:span text:style-name="T5">Desenvolvimento de lista de exercícios envolvendo funções recursivas.</text:span><text:span text:style-name="T5"/></text:p>
          </table:table-cell>
        </table:table-row>
        <table:table-row table:style-name="Tabela5.3">
          <table:table-cell table:style-name="Tabela5.B5" office:value-type="string">
            <text:p text:style-name="P13" loext:marker-style-name="T12"><text:span text:style-name="T13">16</text:span><text:span text:style-name="T12">/</text:span><text:span text:style-name="T13">12</text:span></text:p>
          </table:table-cell>
          <table:table-cell table:style-name="Tabela5.B5" office:value-type="string">
            <text:p text:style-name="P5" loext:marker-style-name="T5"><text:span text:style-name="T5"><text:s/>Revisão para Avaliação 3</text:span><text:span text:style-name="T5"/></text:p>
          </table:table-cell>
        </table:table-row>
        <table:table-row table:style-name="Tabela5.3">
          <table:table-cell table:style-name="Tabela5.B5" office:value-type="string">
            <text:p text:style-name="P13" loext:marker-style-name="T16"><text:span text:style-name="T17">18</text:span><text:span text:style-name="T16">/</text:span><text:span text:style-name="T17">12</text:span></text:p>
          </table:table-cell>
          <table:table-cell table:style-name="Tabela5.B5" office:value-type="string">
            <text:p text:style-name="P5" loext:marker-style-name="T15"><text:span text:style-name="T15">Avaliação 3</text:span><text:span text:style-name="T15"/></text:p>
          </table:table-cell>
        </table:table-row>
      </table:table>
      <text:p text:style-name="P20" loext:marker-style-name="T4"/>
      <table:table table:name="Tabela6" table:style-name="Tabela6">
        <table:table-column table:style-name="Tabela6.A"/>
        <table:table-column table:style-name="Tabela6.B"/>
        <table:table-row table:style-name="Tabela6.1">
          <table:table-cell table:style-name="Tabela6.A1" table:number-columns-spanned="2" office:value-type="string">
            <text:p text:style-name="P25" loext:marker-style-name="T15"><text:span text:style-name="T15">Bibliografia Adicional</text:span><text:span text:style-name="T15"/></text:p>
          </table:table-cell>
          <table:covered-table-cell/>
        </table:table-row>
        <table:table-row table:style-name="Tabela6.2">
          <table:table-cell table:style-name="Tabela6.A1" office:value-type="string">
            <text:p text:style-name="P24" loext:marker-style-name="T5"><text:span text:style-name="T5">1</text:span><text:span text:style-name="T5"/></text:p>
          </table:table-cell>
          <table:table-cell table:style-name="Tabela6.A1" office:value-type="string">
            <text:p text:style-name="P5" loext:marker-style-name="T2"><text:span text:style-name="T5">Material de Algoritmos da UFJF – </text:span><text:a xlink:type="simple" xlink:href="https://sites.google.com/site/algoritmosufjf/" text:style-name="ListLabel_20_1" text:visited-style-name="ListLabel_20_1"><text:span text:style-name="T19">https://sites.google.com/site/algoritmosufjf/</text:span></text:a><text:span text:style-name="T5">. Acesso em: 06</text:span><text:span text:style-name="T11">/03/202</text:span><text:span text:style-name="T5">4.</text:span></text:p>
          </table:table-cell>
        </table:table-row>
        <table:table-row table:style-name="Tabela6.1">
          <table:table-cell table:style-name="Tabela6.A1" office:value-type="string">
            <text:p text:style-name="P27" loext:marker-style-name="T5"><text:span text:style-name="T5">2</text:span><text:span text:style-name="T5"/></text:p>
          </table:table-cell>
          <table:table-cell table:style-name="Tabela6.A1" office:value-type="string">
            <text:p text:style-name="P5" loext:marker-style-name="T2"><text:span text:style-name="T5">ASCENCIO, Ana Fernanda Gomes; CAMPOS, Edilene Aparecida Veneruchi de. </text:span><text:span text:style-name="T15">Fundamentos da programação de computadores</text:span><text:span text:style-name="T5">. 2.ed São Paulo: Pearson, c2007, 448 p.</text:span></text:p>
          </table:table-cell>
        </table:table-row>
        <table:table-row table:style-name="Tabela6.1">
          <table:table-cell table:style-name="Tabela6.A1" office:value-type="string">
            <text:p text:style-name="P27" loext:marker-style-name="T5"><text:span text:style-name="T5">3</text:span><text:span text:style-name="T5"/></text:p>
          </table:table-cell>
          <table:table-cell table:style-name="Tabela6.A1" office:value-type="string">
            <text:p text:style-name="P5" loext:marker-style-name="T5"><text:span text:style-name="T5">FORBELLONE, André Luiz Villar; EBERSPÄCHER, Henri Frederico. </text:span><text:span text:style-name="T15">Lógica de programação: a construção de algoritmos e estruturas de dados</text:span><text:span text:style-name="T5">. 3.ed. São Paulo: Pearson Education do Brasil, 2010. 218 p.</text:span></text:p>
          </table:table-cell>
        </table:table-row>
      </table:table>
      <text:p text:style-name="P19" loext:marker-style-name="T4"/>
      <table:table table:name="Tabela7" table:style-name="Tabela7">
        <table:table-column table:style-name="Tabela7.A"/>
        <table:table-row table:style-name="Tabela7.1">
          <table:table-cell table:style-name="Tabela7.A1" office:value-type="string">
            <text:p text:style-name="P25" loext:marker-style-name="T15"><text:span text:style-name="T15">Observações</text:span><text:span text:style-name="T15"/></text:p>
          </table:table-cell>
        </table:table-row>
        <table:table-row table:style-name="Tabela7.2">
          <table:table-cell table:style-name="Tabela7.A1" office:value-type="string">
            <text:p text:style-name="P15" loext:marker-style-name="T5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Arial3" svg:font-family="Arial, sans-serif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Arial" fo:font-size="11pt" fo:language="pt" fo:country="PT" style:letter-kerning="false" style:font-name-asian="Arial2" style:font-size-asian="11pt" style:language-asian="zh" style:country-asian="CN" style:font-name-complex="Arial2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pt" fo:country="PT" style:letter-kerning="false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normal" style:family="paragraph">
      <style:paragraph-properties fo:margin-top="0cm" fo:margin-bottom="0cm" style:contextual-spacing="false" fo:text-align="start" style:justify-single-word="false" fo:orphans="0" fo:widows="0" style:writing-mode="lr-tb"/>
    </style:style>
    <style:style style:name="Heading_20_1" style:display-name="Heading 1" style:family="paragraph" style:parent-style-name="normal" style:next-style-name="normal" style:class="text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normal" style:class="text">
      <style:paragraph-properties fo:margin-top="0.635cm" fo:margin-bottom="0.141cm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normal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normal" style:class="text">
      <style:paragraph-properties fo:margin-top="0.423cm" fo:margin-bottom="0.071cm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normal" style:class="text">
      <style:paragraph-properties fo:margin-top="0.388cm" fo:margin-bottom="0.071cm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normal" style:class="text">
      <style:paragraph-properties fo:margin-top="0.353cm" fo:margin-bottom="0.071cm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normal" style:class="chapter">
      <style:paragraph-properties fo:margin-left="6.934cm" fo:margin-right="6.466cm" fo:margin-top="0.148cm" fo:margin-bottom="0cm" style:contextual-spacing="false" fo:line-height="100%" fo:text-align="center" style:justify-single-word="false"/>
      <style:text-properties style:font-name="Times New Roman" fo:font-family="'Times New Roman'" style:font-family-generic="roman" style:font-pitch="variable" fo:font-size="13pt" fo:font-weight="bold" style:font-name-asian="Times New Roman1" style:font-family-asian="'Times New Roman'" style:font-family-generic-asian="system" style:font-pitch-asian="variable" style:font-size-asian="13pt" style:font-weight-asian="bold" style:font-name-complex="Times New Roman1" style:font-family-complex="'Times New Roman'" style:font-family-generic-complex="system" style:font-pitch-complex="variable" style:font-size-complex="13pt"/>
    </style:style>
    <style:style style:name="Subtitle" style:family="paragraph" style:parent-style-name="normal" style:next-style-name="normal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ooter" style:family="paragraph" style:parent-style-name="Header_20_and_20_Footer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Label_20_1" style:display-name="ListLabel 1" style:family="text">
      <style:text-properties fo:font-variant="normal" fo:text-transform="none" fo:color="#0000ff" loext:opacity="100%" style:text-line-through-style="none" style:text-line-through-type="none" style:text-position="0% 100%" style:font-name="Arial" fo:font-family="Arial" style:font-family-generic="roman" style:font-pitch="variable" fo:font-size="11pt" fo:font-style="normal" style:text-underline-style="solid" style:text-underline-width="auto" style:text-underline-color="font-color" fo:font-weight="normal" fo:background-color="transparent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MP1" style:family="paragraph" style:parent-style-name="normal">
      <loext:graphic-properties draw:fill="none" draw:fill-color="#ffffff"/>
      <style:paragraph-properties fo:margin-left="0cm" fo:margin-right="0cm" fo:margin-top="0.136cm" fo:margin-bottom="0cm" style:contextual-spacing="false" fo:line-height="86%" fo:text-align="start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 style:join-border="false">
        <style:tab-stops>
          <style:tab-stop style:position="9.502cm" style:type="center"/>
        </style:tab-stops>
      </style:paragraph-properties>
    </style:style>
    <style:style style:name="MP2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86%" fo:text-align="start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 style:join-border="false">
        <style:tab-stops>
          <style:tab-stop style:position="3.052cm"/>
          <style:tab-stop style:position="9.502cm" style:type="center"/>
        </style:tab-stops>
      </style:paragraph-properties>
    </style:style>
    <style:style style:name="MP3" style:family="paragraph" style:parent-style-name="normal">
      <loext:graphic-properties draw:fill="none" draw:fill-color="#ffffff"/>
      <style:paragraph-properties fo:margin-left="0cm" fo:margin-right="0cm" fo:margin-top="0.007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 style:join-border="false">
        <style:tab-stops>
          <style:tab-stop style:position="9.502cm" style:type="center"/>
        </style:tab-stops>
      </style:paragraph-properties>
    </style:style>
    <style:style style:name="MP4" style:family="paragraph" style:parent-style-name="Title">
      <style:paragraph-properties fo:margin-left="0cm" fo:margin-right="0cm" fo:margin-top="0.212cm" fo:margin-bottom="0.423cm" style:contextual-spacing="false" fo:line-height="100%" fo:text-align="start" style:justify-single-word="false" fo:text-indent="0cm" style:auto-text-indent="false" fo:padding-left="0cm" fo:padding-right="0cm" fo:padding-top="0cm" fo:padding-bottom="0.035cm" fo:border-left="none" fo:border-right="none" fo:border-top="none" fo:border-bottom="3pt solid #000080">
        <style:tab-stops>
          <style:tab-stop style:position="9.502cm" style:type="center"/>
        </style:tab-stops>
      </style:paragraph-properties>
      <style:text-properties fo:color="#000080" loext:opacity="100%"/>
    </style:style>
    <style:style style:name="MP5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end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 style:join-border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T1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pt" fo:font-style="normal" style:text-underline-style="none" fo:font-weight="bold" fo:background-color="transparent" loext:char-shading-value="0" style:font-name-asian="Times New Roman1" style:font-size-asian="9pt" style:font-style-asian="normal" style:font-weight-asian="bold" style:font-name-complex="Times New Roman1" style:font-size-complex="9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0pt" fo:font-style="normal" style:text-underline-style="none" fo:font-weight="normal" fo:background-color="transparent" loext:char-shading-value="0" style:font-name-asian="Arial2" style:font-size-asian="10pt" style:font-style-asian="normal" style:font-weight-asian="normal" style:font-name-complex="Arial2" style:font-size-complex="10pt"/>
    </style:style>
    <style:style style:name="M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page-layout style:name="Mpm1">
      <style:page-layout-properties fo:page-width="21.59cm" fo:page-height="27.94cm" style:num-format="1" style:print-orientation="portrait" fo:margin-top="1.27cm" fo:margin-bottom="1cm" fo:margin-left="2.501cm" fo:margin-right="2.501cm" style:writing-mode="lr-tb" style:layout-grid-color="#c0c0c0" style:layout-grid-lines="23940" style:layout-grid-base-height="0.176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cm" style:dynamic-spacing="true"/>
      </style:header-style>
      <style:footer-style>
        <style:header-footer-properties fo:min-height="1cm" fo:margin-left="0cm" fo:margin-right="0cm" fo:margin-top="0.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 loext:marker-style-name="MT1"><text:span text:style-name="MT1"><text:tab/>MINISTÉRIO DA EDUCAÇÃO</text:span><draw:frame draw:style-name="Mfr1" draw:name="image1.png" text:anchor-type="char" svg:x="0.321cm" svg:y="0.014cm" svg:width="2.157cm" svg:height="1.52cm" draw:z-index="2"><draw:image xlink:href="Pictures/10000000000000A900000077889498D7.png" xlink:type="simple" xlink:show="embed" xlink:actuate="onLoad" draw:mime-type="image/png"/><svg:desc>Logotipo, nome da empresa

Descrição gerada automaticamente</svg:desc></draw:frame><text:span text:style-name="MT1"/></text:p>
        <text:p text:style-name="MP2" loext:marker-style-name="MT1"><text:span text:style-name="MT1"><text:tab/><text:tab/>CENTRO FEDERAL DE EDUCAÇÃO TECNOLÓGICA DE MINAS GERAIS</text:span><text:span text:style-name="MT1"/></text:p>
        <text:p text:style-name="MP3" loext:marker-style-name="MT1"><text:span text:style-name="MT1"><text:tab/>DIRETORIA DE GRADUAÇÃO</text:span><text:span text:style-name="MT1"/></text:p>
        <text:p text:style-name="MP4"><text:tab/>Plano Didático</text:p>
      </style:header>
      <style:footer>
        <text:p text:style-name="MP5" loext:marker-style-name="MT2"><text:page-number text:select-page="current">3</text:page-number><text:span text:style-name="MT2">/</text:span><text:page-count>3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9-17T19:28:29.060417390</dc:date>
    <meta:editing-duration>PT6M40S</meta:editing-duration>
    <meta:editing-cycles>2</meta:editing-cycles>
    <meta:generator>LibreOffice/24.2.7.2$Linux_X86_64 LibreOffice_project/420$Build-2</meta:generator>
    <meta:document-statistic meta:table-count="7" meta:image-count="1" meta:object-count="0" meta:page-count="3" meta:paragraph-count="117" meta:word-count="751" meta:character-count="5631" meta:non-whitespace-character-count="4984"/>
  </office:meta>
</office:document-meta>
</file>